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4000000384C9C2CEF0F98004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9.91cm" fo:min-width="17.2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76cm, 4.73cm, 1.009cm, 4.338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88cm" fo:min-width="16.223cm"/>
      <style:paragraph-properties style:writing-mode="lr-tb"/>
    </style:style>
    <style:style style:name="gr4" style:family="graphic" style:parent-style-name="standard">
      <style:graphic-properties draw:stroke="none" svg:stroke-color="#000000" draw:fill="none" draw:fill-color="#ffffff" fo:min-height="4.985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style:font-name="Arial" fo:font-weight="bold"/>
    </style:style>
    <style:style style:name="P4" style:family="paragraph">
      <loext:graphic-properties draw:fill="none" draw:fill-color="#ffffff"/>
      <style:paragraph-properties style:writing-mode="lr-tb"/>
      <style:text-properties style:font-name="Arial" fo:font-size="9pt"/>
    </style:style>
    <style:style style:name="T1" style:family="text">
      <style:text-properties style:font-name="Arial" fo:font-weight="bold"/>
    </style:style>
    <style:style style:name="T2" style:family="text">
      <style:text-properties style:font-name="Arial"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78cm" svg:height="10.16cm" svg:x="0cm" svg:y="0cm">
          <text:p/>
          <draw:enhanced-geometry svg:viewBox="0 0 21600 21600" draw:type="rectangle" draw:enhanced-path="M 0 0 L 21600 0 21600 21600 0 21600 0 0 Z N"/>
        </draw:custom-shape>
        <draw:frame draw:style-name="gr2" draw:text-style-name="P2" draw:layer="layout" svg:width="13.969cm" svg:height="9.207cm" svg:x="2.28cm" svg:y="0.646cm">
          <draw:image xlink:href="Pictures/100000000000064000000384C9C2CEF0F98004C3.png" xlink:type="simple" xlink:show="embed" xlink:actuate="onLoad" draw:mime-type="image/png">
            <text:p/>
          </draw:image>
        </draw:frame>
        <draw:frame draw:style-name="gr3" draw:text-style-name="P3" draw:layer="layout" svg:width="17.373cm" svg:height="1.038cm" svg:x="0.782cm" svg:y="6.593cm">
          <draw:text-box>
            <text:p><text:span text:style-name="T1">“</text:span><text:span text:style-name="T1">URL” <text:s text:c="71"/>“URL”</text:span></text:p>
          </draw:text-box>
        </draw:frame>
        <draw:frame draw:style-name="gr4" draw:text-style-name="P4" draw:layer="layout" svg:width="7.72cm" svg:height="5.235cm" svg:x="0.375cm" svg:y="0.329cm">
          <draw:text-box>
            <text:p><text:span text:style-name="T2">No! You can’t just call them all URLs! There are differences between URLs, URNs, and URIs, which all help in locating a resource on the Internet. URN and URL are subsets of URI. The URL gives the location or the address of the resource while the URN gives the name of the specific resource but not necessarily the location! They are not the same! The URN describes the identity of an item while the URL links a webpage, a component of a web page, or a program on a web page with the help of accessing methods like protocols. The URI is used to distinguish one resource from the other no matter the method used. And IRIs international URL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78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12T08:47:10.176000000</meta:creation-date>
    <dc:date>2022-08-12T15:26:11.891000000</dc:date>
    <meta:editing-duration>PT25M32S</meta:editing-duration>
    <meta:editing-cycles>7</meta:editing-cycles>
    <meta:generator>LibreOffice/7.3.3.2$Windows_X86_64 LibreOffice_project/d1d0ea68f081ee2800a922cac8f79445e4603348</meta:generator>
    <meta:document-statistic meta:object-count="4"/>
  </office:meta>
</office:document-meta>
</file>